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70000044C751BBC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style:paragraph-properties fo:text-align="start"/>
      <style:text-properties fo:font-family="Georgia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P3" style:family="paragraph">
      <style:paragraph-properties fo:text-align="center"/>
    </style:style>
    <style:style style:name="T1" style:family="text">
      <style:text-properties fo:font-family="Georgia" style:font-family-generic="swiss" style:font-pitch="variable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8.891cm" svg:height="1.94cm" svg:x="0.684cm" svg:y="16.782cm">
          <draw:text-box>
            <text:p text:style-name="P1"><text:span text:style-name="T1">http://commons.wikimedia.org/wiki/ File:Benzene-HOMO-transparent-3D-balls.png</text:span></text:p>
          </draw:text-box>
        </draw:frame>
        <draw:g>
          <draw:custom-shape draw:style-name="gr2" draw:text-style-name="P3" draw:layer="layout" svg:width="3.816cm" svg:height="3.301cm" svg:x="0.476cm" svg:y="2.7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ellipse draw:style-name="gr3" draw:text-style-name="P3" draw:layer="layout" svg:width="2.074cm" svg:height="2.075cm" svg:x="1.325cm" svg:y="3.4cm">
            <text:p/>
          </draw:ellipse>
        </draw:g>
        <draw:g>
          <draw:custom-shape draw:style-name="gr2" draw:text-style-name="P3" draw:layer="layout" svg:width="3.815cm" svg:height="3.301cm" svg:x="5.343cm" svg:y="2.7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4" draw:text-style-name="P3" draw:layer="layout" svg:x1="6.228cm" svg:y1="2.922cm" svg:x2="8.302cm" svg:y2="2.922cm">
            <text:p/>
          </draw:line>
          <draw:line draw:style-name="gr4" draw:text-style-name="P3" draw:layer="layout" svg:x1="5.458cm" svg:y1="4.248cm" svg:x2="6.496cm" svg:y2="6.039cm">
            <text:p/>
          </draw:line>
          <draw:line draw:style-name="gr4" draw:text-style-name="P3" draw:layer="layout" svg:x1="9.048cm" svg:y1="4.258cm" svg:x2="8.01cm" svg:y2="6.049cm">
            <text:p/>
          </draw:line>
        </draw:g>
        <draw:frame draw:style-name="gr5" draw:text-style-name="P3" draw:layer="layout" svg:width="9.362cm" svg:height="9.687cm" svg:x="0.276cm" svg:y="7.102cm">
          <draw:image xlink:href="Pictures/10000000000004270000044C751BBC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0-10T00:41:52.11</meta:creation-date>
    <dc:date>2015-05-06T21:59:34.02</dc:date>
    <meta:editing-duration>PT02H01M19S</meta:editing-duration>
    <meta:editing-cycles>22</meta:editing-cycles>
    <meta:generator>OpenOffice.org/3.2$Win32 OpenOffice.org_project/320m12$Build-9483</meta:generator>
    <meta:document-statistic meta:object-count="10"/>
  </office:meta>
</office:document-meta>
</file>